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re_20_Chapitre">
      <style:text-properties fo:font-size="18pt" style:font-size-asian="18pt" style:font-size-complex="18pt"/>
    </style:style>
    <style:style style:name="P2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 style:list-style-name="List_20_1">
      <style:paragraph-properties fo:margin-left="0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 style:list-style-name="List_20_1">
      <style:paragraph-properties fo:margin-left="0cm" fo:margin-right="0cm" fo:text-indent="0cm" style:auto-text-indent="false">
        <style:tab-stops/>
      </style:paragraph-properties>
      <style:text-properties fo:font-size="14pt" officeooo:paragraph-rsid="001c1fcf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4pt" officeooo:paragraph-rsid="001c1fcf" style:font-size-asian="14pt" style:font-size-complex="14pt"/>
    </style:style>
    <style:style style:name="T1" style:family="text">
      <style:text-properties style:font-name="Arial1"/>
    </style:style>
    <style:style style:name="T2" style:family="text">
      <style:text-properties style:font-name="Arial1" fo:font-size="18pt" style:font-size-asian="18pt" style:font-size-complex="18pt"/>
    </style:style>
    <style:style style:name="T3" style:family="text">
      <style:text-properties officeooo:rsid="001c1fcf"/>
    </style:style>
    <style:style style:name="T4" style:family="text">
      <style:text-properties officeooo:rsid="001da7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RI<text:span text:style-name="T2">É</text:span>T<text:span text:style-name="T2">É</text:span>S Pour LES D<text:span text:style-name="T1">É</text:span>MONSTRATIONS DE G<text:span text:style-name="T1">É</text:span>OM<text:span text:style-name="T1">É</text:span>TRIE</text:p>
      <text:p text:style-name="P2"/>
      <text:list xml:id="list3727081846" text:style-name="List_20_1">
        <text:list-item>
          <text:p text:style-name="P5">Deux droites parallèles à une même droite, sont parallèles entre elles.</text:p>
        </text:list-item>
        <text:list-item>
          <text:p text:style-name="P5">Deux droites perpendiculaires à une même droite, sont parallèles entre elles.</text:p>
        </text:list-item>
        <text:list-item>
          <text:p text:style-name="P5">Si deux droites sont parallèles, toute droite perpendiculaire à l’une est perpendiculaire à l’autre.</text:p>
        </text:list-item>
      </text:list>
      <text:p text:style-name="P3"/>
      <text:list xml:id="list211746282003587" text:continue-numbering="true" text:style-name="List_20_1">
        <text:list-item>
          <text:p text:style-name="P5">Une droite perpendiculaire à un segment et qui coupe ce segment en son milieu est la médiatrice du segment.</text:p>
        </text:list-item>
        <text:list-item>
          <text:p text:style-name="P5">La médiatrice d’un segment est perpendiculaire à ce segment.</text:p>
        </text:list-item>
        <text:list-item>
          <text:p text:style-name="P5">La médiatrice d’un segment coupe ce segment en son milieu.</text:p>
        </text:list-item>
        <text:list-item>
          <text:p text:style-name="P5">Si un point appartient à la médiatrice d’un segment, alors il est situé à égale distance des extrémités de ce segment.</text:p>
        </text:list-item>
        <text:list-item>
          <text:p text:style-name="P5">Si un point est situé à égale distance des extrémités d’un segment, alors il appartient à la médiatrice de ce segment. </text:p>
        </text:list-item>
      </text:list>
      <text:p text:style-name="P3"/>
      <text:list xml:id="list211744871947489" text:continue-numbering="true" text:style-name="List_20_1">
        <text:list-item>
          <text:p text:style-name="P5">Si des points sont alignés alors leurs symétriques sont alignés.</text:p>
        </text:list-item>
        <text:list-item>
          <text:p text:style-name="P5">Le symétrique d'un segment est un segment de même longueur.</text:p>
        </text:list-item>
        <text:list-item>
          <text:p text:style-name="P5">Le symétrique d'un angle est un angle de même mesure.</text:p>
        </text:list-item>
        <text:list-item>
          <text:p text:style-name="P5">Si des droites sont parallèles, alors leurs symétriques sont parallèles.</text:p>
        </text:list-item>
        <text:list-item>
          <text:p text:style-name="P5">Le symétrique d’une figure est une figure de même aire.</text:p>
        </text:list-item>
        <text:list-item>
          <text:p text:style-name="P5">L’image d’une droite par une symétrie centrale est une droite qui lui est parallèle.</text:p>
        </text:list-item>
        <text:list-item>
          <text:p text:style-name="P5">Le symétrique d'un cercle est le cercle de même rayon dont le centre est le symétrique du centre du 1er cercle.</text:p>
        </text:list-item>
      </text:list>
      <text:p text:style-name="P7"/>
      <text:list xml:id="list211745153116807" text:continue-numbering="true" text:style-name="List_20_1">
        <text:list-item>
          <text:p text:style-name="P6">Dans un triangle isocèle, les deux côtés issus du sommet principal sont <text:span text:style-name="T3">de même longueur</text:span></text:p>
        </text:list-item>
        <text:list-item>
          <text:p text:style-name="P6">Dans un triangle isocèle, les deux angles à la base sont <text:span text:style-name="T3">de même mesure</text:span></text:p>
        </text:list-item>
        <text:list-item>
          <text:p text:style-name="P6">Dans un triangle isocèle, l’axe de symétrie est à la fois <text:span text:style-name="T3">la médiatrice </text:span>de la base et la <text:span text:style-name="T3">bissectrice </text:span>de l’angle principal.</text:p>
        </text:list-item>
        <text:list-item>
          <text:p text:style-name="P6">Dans un triangle équilatéral, <text:span text:style-name="T3">les côtés sont de même longueur</text:span></text:p>
        </text:list-item>
        <text:list-item>
          <text:p text:style-name="P6">Dans un triangle équilatéral, <text:span text:style-name="T3">les angles sont égaux à 60°</text:span></text:p>
        </text:list-item>
        <text:list-item>
          <text:p text:style-name="P6">Dans un parallélogramme, les côtés opposés sont <text:span text:style-name="T3">parallèles et de même longueur</text:span></text:p>
        </text:list-item>
        <text:list-item>
          <text:p text:style-name="P6">Dans un parallélogramme, les angles opposés sont <text:span text:style-name="T3">de même mesure</text:span></text:p>
        </text:list-item>
        <text:list-item>
          <text:p text:style-name="P6">Dans un parallélogramme, les diagonales se coupent <text:span text:style-name="T3">en leur milieu</text:span></text:p>
        </text:list-item>
        <text:list-item>
          <text:p text:style-name="P6">Dans un rectangle, les diagonales sont <text:span text:style-name="T3">de même longueur</text:span></text:p>
        </text:list-item>
        <text:list-item>
          <text:p text:style-name="P6">Dans un rectangle, les axes de symétrie sont les <text:span text:style-name="T3">médiatrices </text:span>des côtés.</text:p>
        </text:list-item>
        <text:list-item>
          <text:p text:style-name="P6">Dans un losange, les diagonales sont <text:span text:style-name="T4">perpendiculaires</text:span></text:p>
        </text:list-item>
        <text:list-item>
          <text:p text:style-name="P6">Dans un losange, les axes de symétrie sont à la fois <text:span text:style-name="T4">les médiatrices de diagonales et les bissectrices des angles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style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1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style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style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style:font-name="Arial1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99cm"/>
        <style:text-properties style:font-name="Tahoma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Thibaud FONTANET</meta:initial-creator>
    <meta:creation-date>2006-09-10T11:53:40</meta:creation-date>
    <dc:date>2021-06-28T21:17:44.404423214</dc:date>
    <meta:print-date>2008-08-26T22:39:15</meta:print-date>
    <dc:language>fr-FR</dc:language>
    <meta:editing-cycles>103</meta:editing-cycles>
    <meta:editing-duration>P1DT7H18M4S</meta:editing-duration>
    <meta:document-statistic meta:table-count="0" meta:image-count="0" meta:object-count="0" meta:page-count="1" meta:paragraph-count="28" meta:word-count="385" meta:character-count="2179" meta:non-whitespace-character-count="1848"/>
    <meta:user-defined meta:name="Info 1"/>
    <meta:user-defined meta:name="Info 2"/>
    <meta:user-defined meta:name="Info 3"/>
    <meta:user-defined meta:name="Info 4"/>
  </office:meta>
</office:document-meta>
</file>